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2396in" style:rel-column-width="11727*"/>
    </style:style>
    <style:style style:name="Table2.B" style:family="table-column">
      <style:table-column-properties style:column-width="5.6875in" style:rel-column-width="5380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FreeSans" fo:font-size="10pt" style:font-size-asian="10pt" style:font-size-complex="10pt"/>
    </style:style>
    <style:style style:name="P2" style:family="paragraph" style:parent-style-name="Standard">
      <style:text-properties fo:color="#000000" style:font-name="FreeSans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FreeSans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color="#000000" style:font-name="FreeSans" fo:font-size="10pt" style:font-size-asian="10pt" style:font-size-complex="10pt"/>
    </style:style>
    <style:style style:name="P5" style:family="paragraph" style:parent-style-name="Standard" style:list-style-name="L1">
      <style:text-properties fo:color="#000000" style:font-name="FreeSans" fo:font-size="10pt" style:font-size-asian="10pt" style:font-size-complex="10pt"/>
    </style:style>
    <style:style style:name="P6" style:family="paragraph" style:parent-style-name="Standard" style:list-style-name="L5">
      <style:text-properties fo:color="#000000" style:font-name="FreeSans" fo:font-size="10pt" style:font-size-asian="10pt" style:font-size-complex="10pt"/>
    </style:style>
    <style:style style:name="P7" style:family="paragraph" style:parent-style-name="Standard"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style:font-name="Free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 style:list-style-name="L1">
      <style:text-properties fo:color="#000000" style:font-name="Free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 style:list-style-name="L5">
      <style:text-properties fo:color="#000000" style:font-name="Free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P13" style:family="paragraph" style:parent-style-name="Table_20_Contents">
      <style:text-properties fo:color="#000000" style:font-name="FreeSans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00"/>
    </style:style>
    <style:style style:name="T6" style:family="text"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нтология сообщений pacahon.</text:p>
      <text:p text:style-name="P3"/>
      <text:p text:style-name="P2">Формат сообщений:</text:p>
      <text:p text:style-name="P3"/>
      <text:p text:style-name="P3">Комманды доставляются агентам посредством сообщений.</text:p>
      <text:p text:style-name="P3"/>
      <text:p text:style-name="P3">Сообщение представляет собой текстовую строку содержащую данные в формате N3. <text:span text:style-name="T9">(1)</text:span></text:p>
      <text:p text:style-name="P3"/>
      <text:p text:style-name="P3">Данные используемые транспортным уровнем и верификацией (онтология cmd), в сообщении представлены в виде триплетов. Если данные передаваемые агенту должны содержать наборы исходных триплетов, то такие следует хранить в экранированной строке, как значение предиката cmd:args <text:span text:style-name="T9">(3)</text:span>.</text:p>
      <text:p text:style-name="P3"/>
      <text:p text:style-name="P3"/>
      <text:p text:style-name="P3">Онтология транспортного уровня передачи комманд агентам, представлена следующими предикатами <text:span text:style-name="T9">(2)</text:span>:</text:p>
      <text:p text:style-name="P8"/>
      <text:p text:style-name="P8">rdf:type msg: — <text:span text:style-name="T4">сообщение идентифицируется по uuid субьекта типа cmd: <text:s/>, может использоватся в сообщении ответе в поле cmd:in-reply-to</text:span></text:p>
      <text:p text:style-name="P8"/>
      <text:p text:style-name="P8">msg:sender — <text:span text:style-name="T4">указывает на отправителя сообщения, строка идентифицирующая агента, сгенерировавшего данную комманду</text:span></text:p>
      <text:p text:style-name="P8"/>
      <text:p text:style-name="P8">msg:ticket — <text:span text:style-name="T4">uuid</text:span> <text:span text:style-name="T4">тикета зарегистрированного пользователя, от имени которого происходит отправка данного сообщения, используется для определения полномочий (как правило агент действует от имени какого либо пользователя)</text:span></text:p>
      <text:p text:style-name="P8"/>
      <text:p text:style-name="P8">msg:on-behalf-of — имя <text:span text:style-name="T4">субьекта от имени которого происходит отправка данного сообщения, может быть вычесленно <text:s/>из </text:span>ticket</text:p>
      <text:p text:style-name="P8"/>
      <text:p text:style-name="P8">msg:receiver — <text:span text:style-name="T4">имя агента получателя сообщения</text:span></text:p>
      <text:p text:style-name="P8"/>
      <text:p text:style-name="P8">msg:reply-to — <text:span text:style-name="T4">указываются агенты - получатели ответного сообщения</text:span></text:p>
      <text:p text:style-name="P8"/>
      <text:p text:style-name="P8">msg:сonversation-id - <text:span text:style-name="T4">идентификатор группы связанных сообщений, </text:span></text:p>
      <text:p text:style-name="P8"/>
      <text:p text:style-name="P8">msg:in-reply-to — <text:span text:style-name="T4">если сообщение является ответом, то здесь указывается uuid из </text:span>cmd:id<text:span text:style-name="T4"> сообщения запроса</text:span></text:p>
      <text:p text:style-name="P11"/>
      <text:p text:style-name="P8">msg:reply-by — <text:span text:style-name="T4">время, в течении которого требуется получить ответ, используется агентом для принятии решения об отмене выдачи результатов</text:span></text:p>
      <text:p text:style-name="P2"/>
      <text:p text:style-name="P7"><text:span text:style-name="T8">cmd:command </text:span>— имя комманды, передаваемой агенту</text:p>
      <text:p text:style-name="P7"/>
      <text:p text:style-name="P7"><text:span text:style-name="T8">cmd:args </text:span>— входящие аргументы команды, передаваемой агенту</text:p>
      <text:p text:style-name="P3"/>
      <text:p text:style-name="P3"/>
      <text:p text:style-name="P3"/>
      <text:p text:style-name="P3"/>
      <text:p text:style-name="P3"/>
      <text:p text:style-name="P2"><text:soft-page-break/>комманды агента pacahon (ядро): описание, примеры.</text:p>
      <text:p text:style-name="P3">--------------------------------------------------------------------------------------------------------------- </text:p>
      <text:p text:style-name="P3">получить тикет </text:p>
      <text:p text:style-name="P3"/>
      <text:p text:style-name="P3">аргументы: </text:p>
      <text:p text:style-name="P3"><text:s text:c="4"/>- credential - хэш пароля </text:p>
      <text:p text:style-name="P3"/>
      <text:p text:style-name="P3">доступ: доступно всем </text:p>
      <text:p text:style-name="P3"/>
      <text:p text:style-name="P3">пример: </text:p>
      <text:p text:style-name="P3"/>
      <text:p text:style-name="P3">INPUT </text:p>
      <text:p text:style-name="P12">{ </text:p>
      <text:p text:style-name="P12"><text:s text:c="4"/><text:span text:style-name="T7">msg</text:span>:123456 </text:p>
      <text:p text:style-name="P12"><text:tab/>rdf:type <text:span text:style-name="T7">msg</text:span>:;</text:p>
      <text:p text:style-name="P12"><text:s text:c="4"/><text:tab/>cmd:command cmd:get-ticket; </text:p>
      <text:p text:style-name="P12"><text:tab/>cmd:args </text:p>
      <text:p text:style-name="P12"><text:tab/><text:tab/>[ </text:p>
      <text:p text:style-name="P12"><text:tab/><text:tab/>auth:login "sender-uuid"; </text:p>
      <text:p text:style-name="P12"><text:tab/><text:tab/>auth:credential "FdffeERtJjQ" </text:p>
      <text:p text:style-name="P12"><text:tab/><text:tab/>]. </text:p>
      <text:p text:style-name="P12">} </text:p>
      <text:p text:style-name="P12">OUTPUT </text:p>
      <text:p text:style-name="P12">{ </text:p>
      <text:p text:style-name="P12"><text:s text:c="4"/><text:span text:style-name="T7">msg</text:span>:123457 </text:p>
      <text:p text:style-name="P12"><text:s text:c="4"/><text:tab/><text:span text:style-name="T7">msg:in-reply-to msg:</text:span>123456;</text:p>
      <text:p text:style-name="P12"><text:tab/>cmd:status ok; </text:p>
      <text:p text:style-name="P12"><text:s text:c="4"/><text:tab/><text:span text:style-name="T7">msg</text:span>:result </text:p>
      <text:p text:style-name="P12"><text:tab/><text:tab/>[ </text:p>
      <text:p text:style-name="P12"><text:tab/><text:tab/>auth:ticket "123456-64743-32463-357-346" </text:p>
      <text:p text:style-name="P12"><text:tab/><text:tab/>]. </text:p>
      <text:p text:style-name="P12">}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<text:soft-page-break/>--------------------------------------------------------------------------------------------------------------- </text:p>
      <text:p text:style-name="P3">получить граф по шаблону с учетом прав доступа </text:p>
      <text:p text:style-name="P3"/>
      <text:p text:style-name="P3">аргументы: </text:p>
      <text:p text:style-name="P3"><text:s text:c="4"/>- список шаблонов для сопоставления </text:p>
      <text:p text:style-name="P3"/>
      <text:p text:style-name="P3">доступ: доступно всем </text:p>
      <text:p text:style-name="P3"/>
      <text:p text:style-name="P3">примечание: </text:p>
      <text:p text:style-name="P3"><text:s text:c="4"/>в данном примере будет выданны все графы принадлежащие онтологии с именем "gost19" </text:p>
      <text:p text:style-name="P3"><text:s text:c="4"/>для получения списка онтологий следует сделать так: </text:p>
      <text:p text:style-name="P3"><text:tab/><text:tab/>onto:template </text:p>
      <text:p text:style-name="P3"><text:tab/><text:tab/> <text:s text:c="3"/>[ </text:p>
      <text:p text:style-name="P3"><text:tab/><text:tab/> <text:s text:c="3"/>onto:name *. </text:p>
      <text:p text:style-name="P3"><text:tab/><text:tab/> <text:s text:c="3"/>];<text:tab/><text:tab/> </text:p>
      <text:p text:style-name="P3"><text:s text:c="4"/></text:p>
      <text:p text:style-name="P3"><text:s text:c="4"/></text:p>
      <text:p text:style-name="P3">пример: </text:p>
      <text:p text:style-name="P3"/>
      <text:p text:style-name="P3">INPUT </text:p>
      <text:p text:style-name="P3">{ </text:p>
      <text:p text:style-name="P3"><text:s text:c="4"/>id-command:123457 </text:p>
      <text:p text:style-name="P3"><text:tab/>cmd:command cmd:get-onto; </text:p>
      <text:p text:style-name="P3"><text:tab/>cmd:from "sender-uuid"; </text:p>
      <text:p text:style-name="P3"><text:tab/>cmd:ticket "12345-67890-4322-132345-56754"; </text:p>
      <text:p text:style-name="P3"><text:tab/>cmd:args </text:p>
      <text:p text:style-name="P3"><text:tab/><text:tab/>[ </text:p>
      <text:p text:style-name="P3"><text:tab/><text:tab/>graph:template </text:p>
      <text:p text:style-name="P3"><text:tab/><text:tab/> <text:s text:c="3"/>[ </text:p>
      <text:p text:style-name="P3"><text:tab/><text:tab/> <text:s text:c="3"/>onto:name "gost19". </text:p>
      <text:p text:style-name="P3"><text:tab/><text:tab/> <text:s text:c="3"/>onto:graph *.<text:tab/><text:tab/><text:tab/> <text:s text:c="3"/></text:p>
      <text:p text:style-name="P3"><text:tab/><text:tab/> <text:s text:c="3"/>];<text:tab/><text:tab/> </text:p>
      <text:p text:style-name="P3"><text:tab/><text:tab/>] <text:s text:c="3"/></text:p>
      <text:p text:style-name="P3">} </text:p>
      <text:p text:style-name="P3">OUTPUT </text:p>
      <text:p text:style-name="P3">{ </text:p>
      <text:p text:style-name="P3"/>
      <text:p text:style-name="P3">}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-------------------------------------------------------------------------------------------------------------- </text:p>
      <text:p text:style-name="P3">загрузить новый граф </text:p>
      <text:p text:style-name="P3"/>
      <text:p text:style-name="P3">аргументы: </text:p>
      <text:p text:style-name="P3"><text:s text:c="4"/>- сохраняемые факты - все кроме субьекта id-command:xxxx и субьектов right:xxxx </text:p>
      <text:p text:style-name="P3"><text:s text:c="4"/>- сразу могут быть сохранены ACL права на субьекты </text:p>
      <text:p text:style-name="P3"/>
      <text:p text:style-name="P3">доступ: перезаписывать <text:s text:c="4"/></text:p>
      <text:p text:style-name="P3"/>
      <text:p text:style-name="P3">пример: </text:p>
      <text:p text:style-name="P3">INPUT </text:p>
      <text:p text:style-name="P3">{ </text:p>
      <text:p text:style-name="P3"><text:s text:c="4"/>id-command:123457 </text:p>
      <text:p text:style-name="P3"><text:tab/>cmd:command cmd:put; </text:p>
      <text:p text:style-name="P3"><text:tab/>cmd:from "sender-uuid"; </text:p>
      <text:p text:style-name="P3"><text:tab/>cmd:ticket "12345-67890-4322-132345-56754"; </text:p>
      <text:p text:style-name="P3"/>
      <text:p text:style-name="P3"><text:s text:c="4"/>rights: </text:p>
      <text:p text:style-name="P3"><text:tab/><text:tab/> </text:p>
      <text:p text:style-name="P3"><text:s text:c="4"/>gost19:externalIdentifer </text:p>
      <text:p text:style-name="P3"><text:s text:c="4"/><text:tab/>rdf:type owl:DatatypeProperty ; </text:p>
      <text:p text:style-name="P3"><text:s text:c="4"/><text:tab/>rdfs:subPropertyOf dc:identifier . </text:p>
      <text:p text:style-name="P3"/>
      <text:p text:style-name="P3"><text:s text:c="4"/>swrc:Organization </text:p>
      <text:p text:style-name="P3"><text:s text:c="4"/><text:tab/>rdfs:subClassOf </text:p>
      <text:p text:style-name="P3"><text:s text:c="6"/><text:tab/><text:tab/>[ </text:p>
      <text:p text:style-name="P3"><text:s text:c="6"/><text:tab/><text:tab/>rdf:type owl:Restriction ; </text:p>
      <text:p text:style-name="P3"><text:s text:c="12"/><text:tab/>owl:allValuesFrom xsd:string ; </text:p>
      <text:p text:style-name="P3"><text:s text:c="12"/><text:tab/>owl:onProperty swrc:name </text:p>
      <text:p text:style-name="P3"><text:s text:c="6"/><text:tab/><text:tab/>] . </text:p>
      <text:p text:style-name="P3">} </text:p>
      <text:p text:style-name="P3">OUTPUT </text:p>
      <text:p text:style-name="P3">{ </text:p>
      <text:p text:style-name="P3"><text:s text:c="4"/>id-command:123457 cmd:status ok. </text:p>
      <text:p text:style-name="P3">}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---------- </text:p>
      <text:p text:style-name="P3">ядро понимает операции put, get и знает о онтологии ACLS(для работы с правами), ?SWRC(Person) </text:p>
      <text:p text:style-name="P3"/>
      <text:p text:style-name="P3">до выполнения операции производится проверка на доступность ее пользователю </text:p>
      <text:p text:style-name="P3">доступность операции так-же может зависить от содержимого сохраняемого или запрашиваемого </text:p>
      <text:p text:style-name="P3"/>
      <text:p text:style-name="P3"/>
      <text:p text:style-name="P3"/>
      <text:p text:style-name="P3">1. права назначаются на субьектов ([S]po) </text:p>
      <text:p text:style-name="P3">2. охраняемый субьект должен быть типа rdfs:Resource </text:p>
      <text:p text:style-name="P3"/>
      <text:p text:style-name="P3"><text:tab/>pacahon:Put a pacahon:Command ; </text:p>
      <text:p text:style-name="P3"/>
      <text:p text:style-name="P3">3. субьект которому выдаются права должен получить тип acl:Identity </text:p>
      <text:p text:style-name="P3"><text:s text:c="4"/>пример: </text:p>
      <text:p text:style-name="P3"/>
      <text:p text:style-name="P3"><text:tab/>:Christian a foaf:Person ; </text:p>
      <text:p text:style-name="P3"><text:tab/> <text:s text:c="3"/>a acl:Identity ; </text:p>
      <text:p text:style-name="P3"><text:tab/> </text:p>
      <text:p text:style-name="P3">4. далее можно установить права </text:p>
      <text:p text:style-name="P3"><text:s text:c="4"/>пример: </text:p>
      <text:p text:style-name="P3"/>
      <text:p text:style-name="P3"><text:tab/>:AccessRule1 a acl:ResourceAccessRule ; </text:p>
      <text:p text:style-name="P3"><text:tab/> <text:s text:c="3"/>rdfs:label "Access Privilege" ; </text:p>
      <text:p text:style-name="P3"><text:tab/> <text:s text:c="3"/>rdfs:comment "Represents the privilege to execute command Put" ; </text:p>
      <text:p text:style-name="P3"><text:tab/> <text:s text:c="3"/>acl:hasAccessTo pacahon:Put ; </text:p>
      <text:p text:style-name="P3"><text:tab/> <text:s text:c="3"/>acl:access "execute" ; </text:p>
      <text:p text:style-name="P3"><text:tab/> <text:s text:c="3"/>acl:acessor :Christian, :Michele ; </text:p>
      <text:p text:style-name="P3"><text:tab/> <text:s text:c="3"/>acl:creator :Ivan . </text:p>
      <text:p text:style-name="P3"/>
      <text:p text:style-name="P3">PUT: </text:p>
      <text:p text:style-name="P3">нужна возможность задать шаблон для сохраняемого содержимого, либо это вычисляемые права? </text:p>
      <text:p text:style-name="P3"/>
      <text:p text:style-name="P3"/>
      <text:p text:style-name="P3"/>
      <text:p text:style-name="P3"/>
      <text:p text:style-name="P3">* операции должны быть перечислены как субьекты : put, get, ... </text:p>
      <text:p text:style-name="P3">* </text:p>
      <text:p text:style-name="P3">* права на доступ к субьектам, без изменений сохраняются в хранилище </text:p>
      <text:p text:style-name="P3">* должны быть ограничения на установку и модификацию прав пользователями </text:p>
      <text:p text:style-name="P3">* при сохранении фактов можно сразу установить любые права на субьектов без ограничений </text:p>
      <text:p text:style-name="P3">* 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-------------------------------------------------------------------------------------------------------------- </text:p>
      <text:p text:style-name="P3">установить права на узлы графа </text:p>
      <text:p text:style-name="P3">аргументы: </text:p>
      <text:p text:style-name="P3"/>
      <text:p text:style-name="P3">доступ: </text:p>
      <text:p text:style-name="P3">права на операции </text:p>
      <text:p text:style-name="P3"/>
      <text:p text:style-name="P3">пример: </text:p>
      <text:p text:style-name="P3"/>
      <text:p text:style-name="P3">INPUT </text:p>
      <text:p text:style-name="P3">{ </text:p>
      <text:p text:style-name="P3"><text:s text:c="4"/>id-command:123457 </text:p>
      <text:p text:style-name="P3"><text:tab/>cmd:command cmd:set_rights; </text:p>
      <text:p text:style-name="P3"><text:tab/>cmd:from "sender-uuid"; </text:p>
      <text:p text:style-name="P3"><text:tab/>cmd:ticket "12345-67890-4322-132345-56754"; </text:p>
      <text:p text:style-name="P3"><text:tab/>cmd:args </text:p>
      <text:p text:style-name="P3"><text:tab/><text:tab/>[ </text:p>
      <text:p text:style-name="P3"><text:tab/><text:tab/> </text:p>
      <text:p text:style-name="P3"><text:tab/><text:tab/>] <text:s/></text:p>
      <text:p text:style-name="P3"><text:tab/> </text:p>
      <text:p text:style-name="P3"><text:tab/><text:tab/> </text:p>
      <text:p text:style-name="P3">} </text:p>
      <text:p text:style-name="P3">OUTPUT </text:p>
      <text:p text:style-name="P3">{ </text:p>
      <text:p text:style-name="P3"/>
      <text:p text:style-name="P3">}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-------------------------------------------------------------------------------------------------------------- </text:p>
      <text:p text:style-name="P3">начать транзакцию </text:p>
      <text:p text:style-name="P3"/>
      <text:p text:style-name="P3">описание: </text:p>
      <text:p text:style-name="P3">начинает транзакцию и возвращает UID новой транзакции, которым следует маркировать требуемые команды </text:p>
      <text:p text:style-name="P3">команды находящиеся в рамках транзакции выполняются? сохраняются? </text:p>
      <text:p text:style-name="P3"/>
      <text:p text:style-name="P3">аргументы: </text:p>
      <text:p text:style-name="P3"/>
      <text:p text:style-name="P3">доступ: </text:p>
      <text:p text:style-name="P3"/>
      <text:p text:style-name="P3">пример: </text:p>
      <text:p text:style-name="P3"/>
      <text:p text:style-name="P3">INPUT </text:p>
      <text:p text:style-name="P3">{ </text:p>
      <text:p text:style-name="P3"><text:s text:c="4"/>id-command:123457 </text:p>
      <text:p text:style-name="P3"><text:tab/>cmd:command cmd:begin_transaction; </text:p>
      <text:p text:style-name="P3"><text:tab/>cmd:from "sender-uuid"; </text:p>
      <text:p text:style-name="P3"><text:tab/>cmd:ticket "12345-67890-4322-132345-56754"; </text:p>
      <text:p text:style-name="P3">} </text:p>
      <text:p text:style-name="P3">OUTPUT </text:p>
      <text:p text:style-name="P3">{ </text:p>
      <text:p text:style-name="P3"><text:s text:c="4"/>id-command:123457 cmd:status ok. </text:p>
      <text:p text:style-name="P3"><text:s text:c="4"/>cmd:result </text:p>
      <text:p text:style-name="P3"><text:tab/>[ </text:p>
      <text:p text:style-name="P3"><text:tab/>transaction:uid "123456-64743-32463-357-346" </text:p>
      <text:p text:style-name="P3"><text:tab/>]. </text:p>
      <text:p text:style-name="P3"><text:s text:c="4"/></text:p>
      <text:p text:style-name="P3">} <text:s/></text:p>
      <text:p text:style-name="P3"/>
      <text:p text:style-name="P3">--------------------------------------------------------------------------------------------------------------- </text:p>
      <text:p text:style-name="P3">завершить транзакцию </text:p>
      <text:p text:style-name="P3"/>
      <text:p text:style-name="P3">описание: </text:p>
      <text:p text:style-name="P3">применяет накопленные комманды относящиеся к указанной транзакции </text:p>
      <text:p text:style-name="P3"/>
      <text:p text:style-name="P3">аргументы: </text:p>
      <text:p text:style-name="P3"/>
      <text:p text:style-name="P3">доступ: </text:p>
      <text:p text:style-name="P3"/>
      <text:p text:style-name="P3">пример: </text:p>
      <text:p text:style-name="P3"/>
      <text:p text:style-name="P3">INPUT </text:p>
      <text:p text:style-name="P3">{ </text:p>
      <text:p text:style-name="P3"><text:s text:c="4"/>id-command:123457 </text:p>
      <text:p text:style-name="P3"><text:tab/>cmd:command cmd:commit_transaction; </text:p>
      <text:p text:style-name="P3"><text:tab/>cmd:from "sender-uuid"; </text:p>
      <text:p text:style-name="P3"><text:soft-page-break/><text:tab/>cmd:ticket "12345-67890-4322-132345-56754"; </text:p>
      <text:p text:style-name="P3">} </text:p>
      <text:p text:style-name="P3">OUTPUT </text:p>
      <text:p text:style-name="P3">{ </text:p>
      <text:p text:style-name="P3"><text:s text:c="4"/>id-command:123457 cmd:status ok. </text:p>
      <text:p text:style-name="P3">}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Приложение:</text:p>
      <text:p text:style-name="P3"/>
      <text:p text:style-name="P1"><text:span text:style-name="T5">(1) N3 - </text:span><text:a xlink:type="simple" xlink:href="http://www.w3.org/TeamSubmission/turtle/">http://www.w3.org/TeamSubmission/turtle/</text:a></text:p>
      <text:p text:style-name="P3"/>
      <text:p text:style-name="P3">(2) Таблица 1. Структура сообщения по FIPA ACL Message Structure Specification (http://www.fipa.org/specs/fipa00061/SC00061G.html)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Элемент </text:p>
          </table:table-cell>
          <table:table-cell table:style-name="Table2.B1" office:value-type="string">
            <text:p text:style-name="P4">Описание </text:p>
          </table:table-cell>
        </table:table-row>
        <table:table-row>
          <table:table-cell table:style-name="Table2.A2" office:value-type="string">
            <text:p text:style-name="P3">Performative </text:p>
          </table:table-cell>
          <table:table-cell table:style-name="Table2.B2" office:value-type="string">
            <text:p text:style-name="P3">Тип сообщения </text:p>
          </table:table-cell>
        </table:table-row>
        <table:table-row>
          <table:table-cell table:style-name="Table2.A2" office:value-type="string">
            <text:p text:style-name="P2">Sender </text:p>
          </table:table-cell>
          <table:table-cell table:style-name="Table2.B2" office:value-type="string">
            <text:p text:style-name="P2">Отправитель сообщения </text:p>
          </table:table-cell>
        </table:table-row>
        <table:table-row>
          <table:table-cell table:style-name="Table2.A2" office:value-type="string">
            <text:p text:style-name="P2">Receiver </text:p>
          </table:table-cell>
          <table:table-cell table:style-name="Table2.B2" office:value-type="string">
            <text:p text:style-name="P2">Получатель сообщения </text:p>
          </table:table-cell>
        </table:table-row>
        <table:table-row>
          <table:table-cell table:style-name="Table2.A2" office:value-type="string">
            <text:p text:style-name="P2">Reply-to </text:p>
          </table:table-cell>
          <table:table-cell table:style-name="Table2.B2" office:value-type="string">
            <text:p text:style-name="P2">Адреса агентов, которым отправлять ответ</text:p>
          </table:table-cell>
        </table:table-row>
        <table:table-row>
          <table:table-cell table:style-name="Table2.A2" office:value-type="string">
            <text:p text:style-name="P7">Content </text:p>
          </table:table-cell>
          <table:table-cell table:style-name="Table2.B2" office:value-type="string">
            <text:p text:style-name="P7">Содержание сообщения </text:p>
          </table:table-cell>
        </table:table-row>
        <table:table-row>
          <table:table-cell table:style-name="Table2.A2" office:value-type="string">
            <text:p text:style-name="P3">Language </text:p>
          </table:table-cell>
          <table:table-cell table:style-name="Table2.B2" office:value-type="string">
            <text:p text:style-name="P3">Язык кодирования сообщения </text:p>
          </table:table-cell>
        </table:table-row>
        <table:table-row>
          <table:table-cell table:style-name="Table2.A2" office:value-type="string">
            <text:p text:style-name="P3">Encoding </text:p>
          </table:table-cell>
          <table:table-cell table:style-name="Table2.B2" office:value-type="string">
            <text:p text:style-name="P3">Кодировка содержания сообщения </text:p>
          </table:table-cell>
        </table:table-row>
        <table:table-row>
          <table:table-cell table:style-name="Table2.A2" office:value-type="string">
            <text:p text:style-name="P2">Ontology </text:p>
          </table:table-cell>
          <table:table-cell table:style-name="Table2.B2" office:value-type="string">
            <text:p text:style-name="P2">Онтология, используемая для интерпретации сообщения </text:p>
          </table:table-cell>
        </table:table-row>
        <table:table-row>
          <table:table-cell table:style-name="Table2.A2" office:value-type="string">
            <text:p text:style-name="P3">Protocol </text:p>
          </table:table-cell>
          <table:table-cell table:style-name="Table2.B2" office:value-type="string">
            <text:p text:style-name="P3">Протокол взаимодействия агентов </text:p>
          </table:table-cell>
        </table:table-row>
        <table:table-row>
          <table:table-cell table:style-name="Table2.A2" office:value-type="string">
            <text:p text:style-name="P2">Conversation-id </text:p>
          </table:table-cell>
          <table:table-cell table:style-name="Table2.B2" office:value-type="string">
            <text:p text:style-name="P2">Идентификатор группы связанных сообщений </text:p>
          </table:table-cell>
        </table:table-row>
        <table:table-row>
          <table:table-cell table:style-name="Table2.A2" office:value-type="string">
            <text:p text:style-name="P2">Reply-with </text:p>
          </table:table-cell>
          <table:table-cell table:style-name="Table2.B2" office:value-type="string">
            <text:p text:style-name="P2">Строка, идентифицирующая сообщение </text:p>
          </table:table-cell>
        </table:table-row>
        <table:table-row>
          <table:table-cell table:style-name="Table2.A2" office:value-type="string">
            <text:p text:style-name="P2">In-reply-to </text:p>
          </table:table-cell>
          <table:table-cell table:style-name="Table2.B2" office:value-type="string">
            <text:p text:style-name="P2">Строка, идентифицирующая сообщение соответствует параметру reply-with при ответе на сообщение </text:p>
          </table:table-cell>
        </table:table-row>
        <table:table-row>
          <table:table-cell table:style-name="Table2.A2" office:value-type="string">
            <text:p text:style-name="P2">Reply-by </text:p>
          </table:table-cell>
          <table:table-cell table:style-name="Table2.B2" office:value-type="string">
            <text:p text:style-name="P2">Время, к которому необходимо получить ответ 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13"/>
          </table:table-cell>
        </table:table-row>
      </table:table>
      <text:p text:style-name="P3"/>
      <text:p text:style-name="P3"/>
      <text:p text:style-name="P3"/>
      <text:p text:style-name="P3">(3) ? как представлять данные агента, учитывая что в сообщении минимальная информационная единица - триплет. </text:p>
      <text:p text:style-name="P3">варианты: </text:p>
      <text:list xml:id="list1940684179" text:style-name="L1">
        <text:list-item>
          <text:list>
            <text:list-item>
              <text:p text:style-name="P9">реификация для передаваемого содержимого – SPO, хэш</text:p>
              <text:p text:style-name="P5">+ открытость данных для общей области видимости</text:p>
              <text:p text:style-name="P5">- могут конфликтовать с фактами из других сообщения, если хранить сообщения в общем хранилище</text:p>
              <text:p text:style-name="P5">- могут конфликтовать, если упаковывать вместе отдельные сообщения</text:p>
            </text:list-item>
          </text:list>
        </text:list-item>
      </text:list>
      <text:p text:style-name="P3"><text:tab/><text:tab/></text:p>
      <text:list xml:id="list776105478" text:style-name="L5">
        <text:list-item>
          <text:list>
            <text:list-item>
              <text:p text:style-name="P10">закрытая строка</text:p>
              <text:p text:style-name="P6">- непрозрачность данных</text:p>
              <text:p text:style-name="P6">+ изолированность данных, можно хранить в общем хранилище сообщений<text:tab/></text:p>
              <text:p text:style-name="P6">+ исключены конфликты при упаковки сообщений в пакет</text:p>
            </text:list-item>
          </text:list>
        </text:list-item>
      </text:list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tiu </meta:initial-creator>
    <meta:creation-date>2010-10-28T17:13:59</meta:creation-date>
    <dc:date>2010-11-10T17:06:26</dc:date>
    <dc:creator>itiu </dc:creator>
    <meta:editing-duration>PT04H29M16S</meta:editing-duration>
    <meta:editing-cycles>59</meta:editing-cycles>
    <meta:generator>OpenOffice.org/3.2$Linux OpenOffice.org_project/320m12$Build-9483</meta:generator>
    <meta:document-statistic meta:table-count="1" meta:image-count="0" meta:object-count="0" meta:page-count="10" meta:paragraph-count="243" meta:word-count="815" meta:character-count="7679"/>
  </office:meta>
</office:document-meta>
</file>